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7e32" officeooo:paragraph-rsid="001d7e32"/>
    </style:style>
    <style:style style:name="P2" style:family="paragraph" style:parent-style-name="Standard">
      <style:text-properties style:font-name="Consolas" fo:font-size="9pt" officeooo:rsid="001d7e32" officeooo:paragraph-rsid="001d7e32" style:font-size-asian="7.84999990463257pt" style:font-size-complex="9pt"/>
    </style:style>
    <style:style style:name="P3" style:family="paragraph" style:parent-style-name="Standard">
      <style:text-properties fo:font-weight="bold" officeooo:rsid="001d7e32" officeooo:paragraph-rsid="001d7e3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Cordero Molina 1ºDAW</text:p>
      <text:p text:style-name="P1"/>
      <text:p text:style-name="P3">Ejercicio 1 -</text:p>
      <text:p text:style-name="P1"/>
      <text:p text:style-name="P2">{$or:[<text:line-break/>{$and:[<text:line-break/><text:tab/>{runtime:{$gt:100}},<text:line-break/><text:tab/>{$or:[<text:line-break/><text:tab/><text:tab/>{title:{$regex:/^S/}},<text:line-break/><text:tab/><text:tab/>{title:{$regex:/s$/}},<text:tab/><text:line-break/><text:tab/>]}<text:line-break/>]},<text:line-break/>{metacritic:{$lt:90}}<text:line-break/>]}</text:p>
      <text:p text:style-name="P1"><text:s/></text:p>
      <text:p text:style-name="P3">Ejercicio 2 -</text:p>
      <text:p text:style-name="P1"/>
      <text:p text:style-name="P2">{$or:[<text:line-break/>{$and:[<text:line-break/><text:tab/>{year:{$not:{$gt:1800}}},<text:line-break/><text:tab/>{year:{$not:{$lt:1899}}}<text:line-break/><text:tab/>]},<text:line-break/>{languages:{$ne:"Russian"}}<text:line-break/>]}</text:p>
      <text:p text:style-name="P1"/>
      <text:p text:style-name="P3">Ejercicio 3 - </text:p>
      <text:p text:style-name="P1"/>
      <text:p text:style-name="P2">{$and:[<text:line-break/><text:tab/>{runtime:{$gte:90}},<text:line-break/><text:tab/>{runtime:{$lte:110}},<text:line-break/><text:tab/>{title:{$regex:/r/}},<text:line-break/><text:tab/>{genre:{$ne:"Musical"}},<text:line-break/><text:tab/>{genre:{$ne:"Comedy"}}<text:line-break/>]}</text:p>
      <text:p text:style-name="P1"/>
      <text:p text:style-name="P3">Ejercicio 4 -</text:p>
      <text:p text:style-name="P1"/>
      <text:p text:style-name="P2">{$or:[<text:line-break/>{countries:{$nin:["UK", "Germany"]}},<text:line-break/>{$or:[<text:line-break/><text:tab/>{cast:{$regex:/^A/}},<text:line-break/><text:tab/>{cast:{$regex:/ A/}}<text:line-break/><text:tab/>]}<text:line-break/>]}</text:p>
      <text:p text:style-name="P1"/>
      <text:p text:style-name="P3">Ejercicio 5 -</text:p>
      <text:p text:style-name="P1"/>
      <text:p text:style-name="P2">{$and:[</text:p>
      <text:p text:style-name="P2"><text:tab/>{lastupdated:{$regex:/-02-/}},</text:p>
      <text:p text:style-name="P2"><text:tab/>{directors:{$in:["King Vidor", "Sidney Franklin"]}}</text:p>
      <text:p text:style-name="P2">]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3:13:47.406000000</meta:creation-date>
    <meta:generator>LibreOffice/7.6.5.2$Windows_X86_64 LibreOffice_project/38d5f62f85355c192ef5f1dd47c5c0c0c6d6598b</meta:generator>
    <dc:date>2025-03-21T13:53:22.138000000</dc:date>
    <meta:editing-duration>PT39M35S</meta:editing-duration>
    <meta:editing-cycles>1</meta:editing-cycles>
    <meta:document-statistic meta:table-count="0" meta:image-count="0" meta:object-count="0" meta:page-count="1" meta:paragraph-count="15" meta:word-count="59" meta:character-count="649" meta:non-whitespace-character-count="581"/>
  </office:meta>
</office:document-meta>
</file>